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4892260536585659213"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4454572595550217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8323816816784432983"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2956014096878025039"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7438303618765961670"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1585461656613360555"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622815655156339048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3131663445276312137"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511923752828523639"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439362590014779394"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1957446295669186590"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3295264190887575771"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5792749198153154535"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2001152195901396961" text:style-name="L14">
        <text:list-item>
          <text:p text:style-name="P29">single target damage effect </text:p>
        </text:list-item>
        <text:list-item>
          <text:p text:style-name="P29">aoe damage effect DONE</text:p>
        </text:list-item>
      </text:list>
      <text:p text:style-name="P8">Fix knockdown/standup on defenders DONE</text:p>
      <text:list xml:id="list6360491046706538824"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735597855359443830"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7251749128729908688"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8158032235869174492"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4364774224565883123"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1865176307692446180"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6572396348755929313"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404123643096751454"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3080552089688819867"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3582721917870453698"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209016168075966756"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8599876340508280848"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2185509412911438842"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530180986954968447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3311312369592533006"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8118822564520382212"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1733664164955113062"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431983439654728213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5047007016123042545"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7593984779832497476"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934559245025042124"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9137821023903748266"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3137024924461107106"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6528929503873395066"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2198198412498657145"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1351141650057828556"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3638032238655066697"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6336243900889564875"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1020377057279339755"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8019416779282206258"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8170448280557264676"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5881614262326464357"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1769700962197026597"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7765495208647314207"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1113889298671426774"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1761023116984362867"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498446445296680350"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2963483643172166674"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3503178809866320176"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2206034316632221269" text:style-name="L54">
        <text:list-item>
          <text:p text:style-name="P69"><text:s/>See notes in design notes document</text:p>
        </text:list-item>
      </text:list>
      <text:p text:style-name="P4">Sprint 39: Rework Necromancer enemy (completed 28/10/19)</text:p>
      <text:list xml:id="list698934229465105915"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172781633188552603"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96211555049051374" text:style-name="L57">
        <text:list-item>
          <text:p text:style-name="P72">item card looks ugly: redesign item card view DONE</text:p>
        </text:list-item>
        <text:list-item>
          <text:p text:style-name="P72">use STS card templates, or find a new card template DONE</text:p>
        </text:list-item>
      </text:list>
      <text:p text:style-name="P8"/>
      <text:list xml:id="list8668022741715387669" text:style-name="L58">
        <text:list-item>
          <text:p text:style-name="P73">find better item sprites DONE</text:p>
        </text:list-item>
      </text:list>
      <text:p text:style-name="P4">Sprint 42: Remove spell info box, implement ability info panels (completed 31/10/19)</text:p>
      <text:list xml:id="list5258632990041475034" text:style-name="L59">
        <text:list-item>
          <text:p text:style-name="P74"><text:soft-page-break/>review scripts from sci fi game</text:p>
        </text:list-item>
      </text:list>
      <text:p text:style-name="P4">Sprint 43: Reward Screen updates + UI view updates (completed 31/10/19)</text:p>
      <text:list xml:id="list619114201385082326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2004731289654581616"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6008072517431294631"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1632746629030093361"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1398031545437476496"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9068005246889021595"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3262939186243110056"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8884116305203972924"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169908130393876890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7894185231005912251"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7215976290403289245"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994282930259617159"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9057137886720098962"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4188964746404436947"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584174794747129922"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7003830107306087701"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8071324862724876874"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2083963093336230975"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2049530551256037774"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843275572545054697"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8394670976255361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8619182092892331158" text:style-name="L81">
        <text:list-item>
          <text:p text:style-name="P96">text logic also edits ability info panel text fields (just for the starting defender abilities) DONE</text:p>
        </text:list-item>
      </text:list>
      <text:p text:style-name="P8">Play Test</text:p>
      <text:list xml:id="list8549342177653158046" text:style-name="L82">
        <text:list-item>
          <text:p text:style-name="P97">Play the game and hunt/squash bugs</text:p>
        </text:list-item>
      </text:list>
      <text:p text:style-name="P8">Controls</text:p>
      <text:list xml:id="list2456975157534113002"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5997667000209674785"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093019646550989511"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4519055362081577709"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6395451065760230766"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7780124168387921336"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2231563652708021542"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1510742831948455833"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62699809369482865"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897265812340250240"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4155573029186787973"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6911488737951611436"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6879711873541870226"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7503764140412654052"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8960589895597510469"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5787353834228063689"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177632517466591946"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6266365410497698304"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512270772951328914"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8841924786500292411"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4915643601298998895"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6020360008537998542"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6105495372951095237"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428635571157243653"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483428193248351105"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1819390635501353875"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377169681901816103"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5420056264730139457"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6915379937500427009"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7461506487964469653"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7601617486512935604"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8658154561371138076"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3900272427497345303"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6216615377757554975"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5013854714389402834"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7781061979931075637"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8059457008917994030"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1227602672747592797"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7551935662403546776"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3091013303411492220"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1184885006747910051"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3291116675368550319"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6088989187707887787"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7091135607568946113"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579887323717402814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3781934398928310654"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527552056437701976"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3093263618864164899"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6861304505595092087"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4721696266973405216"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6609688260642413726"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5602059895727725856"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141576727821486233"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3867743064584699699"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8287941920171862914"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1040108344096436618"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648820366014745241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8071789423811573182"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26007782582846640"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4535099348587386334"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69370952098236260"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1449015166625978110"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215862757910468866"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3360331411022828610"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2531046449631644706"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769880630575843404"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5402953864459341093"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8022544808853255846"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4148349278907784398"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725839746294871336"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5688576164549745113"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346541690526560798"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4760694120409522642"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7295856594959024"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675613143347457687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2582283332995028113"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8936998729121084558"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4491758840402494057"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3492130282449342675"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229041736462588093"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882322997425559613"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7124940091590710732"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1112073140299743770"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7902988831336076518"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2830857798767097562"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992218325926264322"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351202686211337657"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9008132855019026711"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527896962670794972" text:style-name="L171">
        <text:list-item>
          <text:list>
            <text:list-item>
              <text:p text:style-name="P248">stat value texts in character data change colour if positive/negative</text:p>
            </text:list-item>
          </text:list>
        </text:list-item>
      </text:list>
      <text:p text:style-name="P8"/>
      <text:list xml:id="list5418712736480264150"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2701145265929534094"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7438323524551068988" text:style-name="L174">
        <text:list-item>
          <text:p text:style-name="P228">Character Roster</text:p>
          <text:list>
            <text:list-item>
              <text:p text:style-name="P250">character roster button highlights better when moused over DONE</text:p>
            </text:list-item>
          </text:list>
        </text:list-item>
      </text:list>
      <text:list xml:id="list6955382274614709046"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3318773326803790381"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4926179771535713584" text:style-name="L177">
        <text:list-item>
          <text:p text:style-name="P216">Player Prefs</text:p>
        </text:list-item>
      </text:list>
      <text:list xml:id="list938087803620644176"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1895926250266061769" text:style-name="L179">
        <text:list-item>
          <text:p text:style-name="P218">Save Game /Load Game system</text:p>
        </text:list-item>
      </text:list>
      <text:list xml:id="list3787082821618077664"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660822911424873057"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5060134024291864292"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8485233117820792187"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8433594358144436249"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5206888" text:continue-list="list3318773326803790381"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748617878583428315"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304738914358562400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1626650219125099747"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4384021736354787792"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1859437376660973066"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2538902711625021225"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5370994268195299675"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5641345249450363884" text:style-name="L192">
        <text:list-item>
          <text:p text:style-name="P235">New Parents and view lists</text:p>
        </text:list-item>
      </text:list>
      <text:p text:style-name="P6">Base Bodies</text:p>
      <text:list xml:id="list35220222"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724785580780588758" text:style-name="L193">
        <text:list-item>
          <text:p text:style-name="P236">Undead Heads</text:p>
          <text:list>
            <text:list-item>
              <text:p text:style-name="P236">Undead Head 1, etc</text:p>
            </text:list-item>
          </text:list>
        </text:list-item>
      </text:list>
      <text:list xml:id="list4571180274596834887" text:style-name="L194">
        <text:list-item>
          <text:p text:style-name="P237">Orc Heads</text:p>
          <text:list>
            <text:list-item>
              <text:p text:style-name="P237">Orc Head 1, etc</text:p>
            </text:list-item>
          </text:list>
        </text:list-item>
      </text:list>
      <text:list xml:id="list5498366008717492691" text:style-name="L195">
        <text:list-item>
          <text:p text:style-name="P238">Repeated for</text:p>
          <text:list>
            <text:list-item>
              <text:p text:style-name="P238">Chest, Legs, Right arm, right hand, left arm, left hand</text:p>
            </text:list-item>
          </text:list>
        </text:list-item>
      </text:list>
      <text:list xml:id="list1884873374766746635"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839436099582175630"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7128198224200612531"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2845211251539741943"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1535751114173336789"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3082798107863471069" text:style-name="L201">
        <text:list-item>
          <text:p text:style-name="P243">character creation page must be able to save the settings into a characterPresetData object</text:p>
        </text:list-item>
      </text:list>
      <text:p text:style-name="P9"/>
      <text:p text:style-name="P6">Data needed for loading/saving</text:p>
      <text:list xml:id="list1385608852178620639" text:style-name="L202">
        <text:list-item>
          <text:p text:style-name="P244">UCM</text:p>
          <text:list>
            <text:list-item>
              <text:p text:style-name="P244">All body parts and clothing parts</text:p>
            </text:list-item>
          </text:list>
        </text:list-item>
      </text:list>
      <text:list xml:id="list7242950902020754523" text:style-name="L203">
        <text:list-item>
          <text:p text:style-name="P245">Race (orc, human, etc)</text:p>
          <text:list>
            <text:list-item>
              <text:p text:style-name="P245">racial abilities/passives/traits</text:p>
            </text:list-item>
          </text:list>
        </text:list-item>
      </text:list>
      <text:list xml:id="list8703188939197833025" text:style-name="L204">
        <text:list-item>
          <text:p text:style-name="P246"><text:soft-page-break/>Combat related</text:p>
        </text:list-item>
      </text:list>
      <text:list xml:id="list35213859" text:continue-list="list7242950902020754523"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5034403581670010518"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1039852124484231855"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implement player prefs system for saving player made presets</text:p>
        </text:list-item>
        <text:list-item>
          <text:p text:style-name="P257">Replace weaponSetDataSO with just normal weapons, MH and OH weapon are selected individually</text:p>
          <text:list>
            <text:list-item>
              <text:p text:style-name="P257"><text:soft-page-break/>update GUI in charMaker screen for this (means we have more dynamic item pairings, more scale-able)</text:p>
            </text:list-item>
          </text:list>
        </text:list-item>
      </text:list>
      <text:list xml:id="list2647185363714026190" text:style-name="L207">
        <text:list-item>
          <text:p text:style-name="P258">Implement player can choose abilities and passives outside of presets</text:p>
        </text:list-item>
      </text:list>
      <text:list xml:id="list6155204478376908542" text:style-name="L208">
        <text:list-item>
          <text:p text:style-name="P259">Design + implement at least 8 origin characters</text:p>
          <text:list>
            <text:list-item>
              <text:p text:style-name="P259">carefully pick ability/passive/talent set ups</text:p>
            </text:list-item>
          </text:list>
        </text:list-item>
      </text:list>
      <text:list xml:id="list5954301169915788327" text:style-name="L209">
        <text:list-item>
          <text:p text:style-name="P260">Design + Implement at least 8 combat presets</text:p>
          <text:list>
            <text:list-item>
              <text:p text:style-name="P260">implement item suit views for each preset</text:p>
            </text:list-item>
          </text:list>
        </text:list-item>
      </text:list>
      <text:list xml:id="list35214928" text:continue-list="list6155204478376908542"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p text:style-name="P8"/>
      <text:p text:style-name="P8"/>
      <text:list xml:id="list35230195" text:continue-list="list1039852124484231855" text:style-name="L206">
        <text:list-item>
          <text:p text:style-name="P257">how to delete player made presets?</text:p>
        </text:list-item>
        <text:list-item>
          <text:p text:style-name="P257">How to fix masking issues? FIXED</text:p>
          <text:list>
            <text:list-item>
              <text:p text:style-name="P257">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5876520982901970301" text:style-name="L210">
        <text:list-item>
          <text:p text:style-name="P261">need to create new sorting layer bonus values for each sprite part on UCM</text:p>
          <text:list>
            <text:list-item>
              <text:p text:style-name="P261">problem: right arm wear gets masked by head wear mask because it is on the same layer as head/face</text:p>
            </text:list-item>
          </text:list>
        </text:list-item>
      </text:list>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5T15:00:12.10</dc:date>
    <dc:creator>Black Will</dc:creator>
    <meta:editing-duration>P3DT20H37M40S</meta:editing-duration>
    <meta:editing-cycles>49</meta:editing-cycles>
    <meta:generator>OpenOffice/4.1.6$Win32 OpenOffice.org_project/416m1$Build-9790</meta:generator>
    <meta:document-statistic meta:table-count="0" meta:image-count="0" meta:object-count="0" meta:page-count="105" meta:paragraph-count="2647" meta:word-count="19841" meta:character-count="112432"/>
  </office:meta>
</office:document-meta>
</file>